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8.2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8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9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10" style:family="text">
      <style:text-properties fo:font-size="14.00pt" fo:font-weight="bold" fo:font-family="Calibri" style:font-family-asian="Calibri" style:font-family-complex="Calibri" fo:background-color="transparent" fo:color="#999999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10pt" fo:font-weight="bold" fo:font-family="'Liberation Sans'" style:font-family-asian="'Liberation Sans'" style:font-family-complex="'Liberation Sans'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center" fo:margin-top="7.00pt" fo:margin-bottom="6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 fo:margin-top="7.00pt" fo:margin-bottom="6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draw:frame text:anchor-type="as-char" svg:width="37.04mm" svg:height="37.04mm" style:rel-width="scale" style:rel-height="scale"><draw:object-ole xlink:href="OleObj1"/><draw:image xlink:href="ObjectReplacements/OleObj1"/></draw:frame><text:span text:style-name="T2">GridTracker v1.22</text:span><text:span text:style-name="T3">.</text:span><text:span text:style-name="T4">1009</text:span><text:span text:style-name="T5"><text:line-break/></text:span><text:span text:style-name="T6">An Amateur Radio Companion</text:span></text:p>
      <text:p text:style-name="P2"><text:span text:style-name="T7">October<text:s/></text:span><text:span text:style-name="T8">8</text:span><text:span text:style-name="T9">th</text:span><text:span text:style-name="T10">, 20202</text:span></text:p>
      <text:p text:style-name="P3"><text:span text:style-name="T11"/></text:p>
      <text:p text:style-name="P4"><text:span text:style-name="T12">General Information</text:span></text:p>
      <text:p text:style-name="P5"><text:span text:style-name="T13"/></text:p>
      <text:p text:style-name="P5"><text:span text:style-name="T14">We welcome new developers, especially those with a background in JavaScript WebKit development to join us. Any user code contribution is also welcome as well. </text:span></text:p>
      <text:p text:style-name="P5"><text:span text:style-name="T15"/></text:p>
      <text:p text:style-name="P5"><text:span text:style-name="T16">As always if you find any bugs or have any suggestions or comments, We welcome those in our Groups.IO and Discord channels. </text:span></text:p>
      <text:p text:style-name="P5"><text:span text:style-name="T17"/></text:p>
      <text:p text:style-name="P6"><text:span text:style-name="T18">Changelog</text:span></text:p>
      <text:p text:style-name="P7"><text:span text:style-name="T19">Main App:</text:span></text:p>
      <text:list text:style-name="L8">
        <text:list-item>
          <text:p text:style-name="P8"><text:span text:style-name="T19">Fixed issue with loading logs and generating scores tab (Clear Logs/Load Logs required)</text:span><text:span text:style-name="T20"><text:s/>in version .1008</text:span><text:span text:style-name="T21"/></text:p>
        </text:list-item>
        <text:list-item>
          <text:p text:style-name="P8"><text:span text:style-name="T21">New option in Settings -&gt; Lookups -&gt; Feature Control -&gt; POTA.<text:s text:c="2"/>When "Enabled", track POTA spots from pota.app and auto-report activations. When "Menu Button" checked and menu button active, show active parks following "Map View Filters" rules.</text:span></text:p>
        </text:list-item>
        <text:list-item>
          <text:p text:style-name="P8"><text:span text:style-name="T21">OAMS spotting fixed for multiple-instances</text:span></text:p>
        </text:list-item>
        <text:list-item>
          <text:p text:style-name="P8"><text:span text:style-name="T21">St. Maarten continent changed from SA to NA</text:span></text:p>
        </text:list-item>
        <text:list-item>
          <text:p text:style-name="P8"><text:span text:style-name="T21">DXCC none ( ie:<text:s text:c="2"/>CALL/MM ) no longer counted in Scores or DXCCs stats tabs</text:span></text:p>
        </text:list-item>
        <text:list-item>
          <text:p text:style-name="P8"><text:span text:style-name="T21">After long window minimize, restore looks correct.</text:span></text:p>
        </text:list-item>
        <text:list-item>
          <text:p text:style-name="P8"><text:span text:style-name="T21">Fixed dupe check for last QSO partner (chasing bands, not logging)</text:span></text:p>
        </text:list-item>
        <text:list-item>
          <text:p text:style-name="P8"><text:span text:style-name="T21">Prefixes and direct callsign updates from BIGCTY 2022-09-20</text:span></text:p>
        </text:list-item>
      </text:list>
      <text:p text:style-name="P9"><text:span text:style-name="T22"/></text:p>
      <text:p text:style-name="P9"><text:span text:style-name="T23">Call Roster:</text:span></text:p>
      <text:list text:style-name="L10">
        <text:list-item>
          <text:p text:style-name="P10"><text:span text:style-name="T23">Fixed right-click on DXCC not showing DXCC ignore menu</text:span></text:p>
        </text:list-item>
        <text:list-item>
          <text:p text:style-name="P10"><text:span text:style-name="T23">Fixed "Clear Call Roster On Band Change" bug that caused the roster to blank</text:span></text:p>
        </text:list-item>
        <text:list-item>
          <text:p text:style-name="P10"><text:span text:style-name="T23">Fixed Age column not sorting correctly</text:span></text:p>
        </text:list-item>
        <text:list-item>
          <text:p text:style-name="P10"><text:span text:style-name="T23">Fixed County cell not doing lookups when allowed</text:span></text:p>
        </text:list-item>
        <text:list-item>
          <text:p text:style-name="P10"><text:span text:style-name="T23">Changed County column to show number of potential counties for a callsign</text:span></text:p>
        </text:list-item>
        <text:list-item>
          <text:p text:style-name="P10"><text:span text:style-name="T23">Add "RR73 as CQ" to Exceptions</text:span></text:p>
        </text:list-item>
        <text:list-item>
          <text:p text:style-name="P10"><text:span text:style-name="T23">Added 4 new "Masters of Radio Communications" awards from QRZ.com to Award Tracker</text:span></text:p>
        </text:list-item>
        <text:list-item>
          <text:p text:style-name="P10"><text:span text:style-name="T23">Award Tracker now shows in the Wanted cell the first award that meets criteria</text:span></text:p>
        </text:list-item>
        <text:list-item>
          <text:p text:style-name="P10"><text:span text:style-name="T23">Instances now horizontal between controls and roster table</text:span></text:p>
        </text:list-item>
        <text:list-item>
          <text:p text:style-name="P10"><text:span text:style-name="T23">New option in Settings -&gt; Call Roster -&gt; "Call Roster Delay On Focus".. when enabled will delay redraw of roster after decode round(s)</text:span></text:p>
        </text:list-item>
      </text:list>
      <text:p text:style-name="P11"><text:span text:style-name="T24"/></text:p>
      <text:p text:style-name="P11"><text:span text:style-name="T24"/></text:p>
      <text:p text:style-name="P11"><text:span text:style-name="T25">GridTracker is:</text:span></text:p>
      <text:p text:style-name="P11"><text:span text:style-name="T25">Copyright © 2018-2020 by Stephen ‘Tag’ Loomis</text:span></text:p>
      <text:p text:style-name="P11"><text:span text:style-name="T25">Copyright © 2020-2022 by GridTracker.org</text:span></text:p>
      <text:p text:style-name="P11"><text:span text:style-name="T25">All rights reserved.</text:span></text:p>
      <text:p text:style-name="P11"><text:span text:style-name="T26"/></text:p>
      <text:p text:style-name="P11"><text:span text:style-name="T27">GridTracker uses the OSS compliant BSD 3 Clause License</text:span></text:p>
      <text:p text:style-name="P11"><text:span text:style-name="T27">Source code is available at GitLab:<text:s/></text:span><text:a xlink:href="https://gitlab.com/gridtracker.org/gridtracker"><text:span text:style-name="T28">https://gitlab.com/gridtracker.org/gridtracker</text:span></text:a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